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fo:font-size="12pt" style:font-size-asian="12pt" style:font-size-complex="12pt"/>
    </style:style>
    <style:style style:name="T1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Opponent is requesting a new game&gt;</text:p>
      <text:p text:style-name="P2">Huggert shuffles library</text:p>
      <text:p text:style-name="P1">&lt;Huggert&gt; I am ready.</text:p>
      <text:p text:style-name="P2">Huggert draws 0 cards</text:p>
      <text:p text:style-name="P2">Huggert shuffles library</text:p>
      <text:p text:style-name="P1">&lt;Huggert&gt; I am ready.</text:p>
      <text:p text:style-name="P2">Huggert draws 0 cards</text:p>
      <text:p text:style-name="P1">&lt;&gt; hi</text:p>
      <text:p text:style-name="P2">shuffles library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2">Huggert shuffles library</text:p>
      <text:p text:style-name="P1">&lt;-------- Juego nuevo comenzado --------&gt;</text:p>
      <text:p text:style-name="P2">El código de seguridad de Huggert es: 8A3FBD90 [Type 1]</text:p>
      <text:p text:style-name="P2">El código de seguridad de Wox2 [CZ] es: B8CDAC51 [Type 1.5]</text:p>
      <text:p text:style-name="P2">It is now turn 1 (Wox2 [CZ])</text:p>
      <text:p text:style-name="P2">It is now the Beginning Phase, Untap Step</text:p>
      <text:p text:style-name="P2">Wox2 [CZ] shuffles library</text:p>
      <text:p text:style-name="P2">Huggert shuffles library</text:p>
      <text:p text:style-name="P2">Wox2 [CZ] rolled a 17, using a 20 sided die</text:p>
      <text:p text:style-name="P2">Huggert shuffles library</text:p>
      <text:p text:style-name="P2">Wox2 [CZ] shuffles library</text:p>
      <text:p text:style-name="P2">Huggert rolled a 5, using a 20 sided die</text:p>
      <text:p text:style-name="P1">&lt;Wox2 [CZ]&gt; p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It is now the Beginning Phase, Upkeep Step</text:p>
      <text:p text:style-name="P2">It is now the Beginning Phase, Draw Step</text:p>
      <text:p text:style-name="P2">Huggert draws a card</text:p>
      <text:p text:style-name="P2">It is now the Precombat Main Phase</text:p>
      <text:p text:style-name="P2">Huggert draws a card</text:p>
      <text:p text:style-name="P2">Huggert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Huggert takes a mulligan</text:p>
      <text:p text:style-name="P1">&lt;Wox2 [CZ]&gt; kp</text:p>
      <text:p text:style-name="P1">&lt;Huggert&gt; Ok</text:p>
      <text:p text:style-name="P2">Wox2 [CZ] plays Chalice of the Void from Hand</text:p>
      <text:p text:style-name="P2">Chalice of the Void's note changed: 0</text:p>
      <text:p text:style-name="P1">&lt;Wox2 [CZ]&gt; Ok?</text:p>
      <text:p text:style-name="P1">&lt;Huggert&gt; Ok</text:p>
      <text:p text:style-name="P1">&lt;Wox2 [CZ]&gt; Thinking</text:p>
      <text:p text:style-name="P2">Wox2 [CZ] plays Barbarian Ring from Hand</text:p>
      <text:p text:style-name="P2">It is now the End Phase, End Of Turn Step</text:p>
      <text:p text:style-name="P1">&lt;Wox2 [CZ]&gt; End my turn</text:p>
      <text:p text:style-name="P2">It is now turn 2 (Huggert)</text:p>
      <text:p text:style-name="P2">It is now the Beginning Phase, Untap Step</text:p>
      <text:p text:style-name="P2">Huggert untaps his/her permanents</text:p>
      <text:p text:style-name="P2">It is now the Beginning Phase, Upkeep Step</text:p>
      <text:p text:style-name="P2">It is now the Beginning Phase, Draw Step</text:p>
      <text:p text:style-name="P2">Huggert draws a card</text:p>
      <text:p text:style-name="P2">It is now the Precombat Main Phase</text:p>
      <text:p text:style-name="P2">Huggert plays Simian Spirit Guide from Hand</text:p>
      <text:p text:style-name="P2">Huggert puts Simian Spirit Guide to RFG from Play</text:p>
      <text:p text:style-name="P2">Huggert plays Mana Vault from Hand</text:p>
      <text:p text:style-name="P2">Huggert taps Mana Vault</text:p>
      <text:p text:style-name="P2">Huggert plays Chromatic Sphere from Hand</text:p>
      <text:p text:style-name="P1">&lt;Huggert&gt; Ok?</text:p>
      <text:p text:style-name="P1">&lt;Wox2 [CZ]&gt; Ok</text:p>
      <text:p text:style-name="P2">Huggert taps Chromatic Sphere</text:p>
      <text:p text:style-name="P2">Huggert puts Chromatic Sphere to Graveyard from Play</text:p>
      <text:p text:style-name="P1">&lt;Huggert&gt; u</text:p>
      <text:p text:style-name="P2">Huggert draws a card</text:p>
      <text:p text:style-name="P1">&lt;Wox2 [CZ]&gt; Ok</text:p>
      <text:p text:style-name="P2">Huggert plays Ancestral Recall from Hand</text:p>
      <text:p text:style-name="P2">Huggert draws a card</text:p>
      <text:p text:style-name="P1">&lt;Wox2 [CZ]&gt; Ok</text:p>
      <text:p text:style-name="P2">Huggert draws a card</text:p>
      <text:p text:style-name="P2">Huggert draws a card</text:p>
      <text:p text:style-name="P2">Huggert puts Ancestral Recall to Graveyard from Play</text:p>
      <text:p text:style-name="P2">Huggert puts a 0/0 Storm token into play</text:p>
      <text:p text:style-name="P2">Storm now has 3 (+3) counters.</text:p>
      <text:p text:style-name="P2">Huggert plays Chromatic Sphere from Hand</text:p>
      <text:p text:style-name="P2">Storm now has 4 (+1) counters.</text:p>
      <text:p text:style-name="P2">Huggert plays Elvish Spirit Guide from Hand</text:p>
      <text:p text:style-name="P2">Huggert plays Tinder Wall from Hand</text:p>
      <text:p text:style-name="P2">Huggert puts Elvish Spirit Guide to RFG from Play</text:p>
      <text:p text:style-name="P2">Storm now has 5 (+1) counters.</text:p>
      <text:p text:style-name="P2">Huggert puts Tinder Wall to Graveyard from Play</text:p>
      <text:p text:style-name="P2">Huggert taps Chromatic Sphere</text:p>
      <text:p text:style-name="P2">Huggert puts Chromatic Sphere to Graveyard from Play</text:p>
      <text:p text:style-name="P2">Huggert draws a card</text:p>
      <text:p text:style-name="P2">Huggert plays Lotus Petal from Hand</text:p>
      <text:p text:style-name="P2">Storm now has 6 (+1) counters.</text:p>
      <text:p text:style-name="P2">Huggert puts Lotus Petal to Graveyard from Play</text:p>
      <text:p text:style-name="P2">Huggert plays Timetwister from Hand</text:p>
      <text:p text:style-name="P2">Huggert plays Simian Spirit Guide from Hand</text:p>
      <text:p text:style-name="P2">Huggert puts Simian Spirit Guide to RFG from Play</text:p>
      <text:p text:style-name="P2">Storm now has 7 (+1) counters.</text:p>
      <text:p text:style-name="P1">&lt;Huggert&gt; Ok?</text:p>
      <text:p text:style-name="P1">&lt;Wox2 [CZ]&gt; Ok</text:p>
      <text:p text:style-name="P2">Huggert puts a card on top of Library from Hand</text:p>
      <text:p text:style-name="P2">Huggert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Huggert puts a Lotus Petal on top of Library from Graveyard</text:p>
      <text:p text:style-name="P2">Huggert puts a Chromatic Sphere on top of Library from Graveyard</text:p>
      <text:p text:style-name="P2">Huggert puts a Tinder Wall on top of Library from Graveyard</text:p>
      <text:p text:style-name="P2">Wox2 [CZ] shuffles library</text:p>
      <text:p text:style-name="P2">Huggert puts a Ancestral Recall on top of Library from Graveyard</text:p>
      <text:p text:style-name="P2">Huggert puts a Chromatic Sphere on top of Library from Graveyard</text:p>
      <text:p text:style-name="P2">Wox2 [CZ] shuffles library</text:p>
      <text:p text:style-name="P2">Huggert shuffles library</text:p>
      <text:p text:style-name="P2">Huggert draws a card</text:p>
      <text:p text:style-name="P2">Wox2 [CZ] shuffles library</text:p>
      <text:p text:style-name="P2">Huggert puts a card on top of Library from Hand</text:p>
      <text:p text:style-name="P2">Wox2 [CZ] shuffles library</text:p>
      <text:p text:style-name="P2">Huggert shuffles library</text:p>
      <text:p text:style-name="P2">Wox2 [CZ] draws a card</text:p>
      <text:p text:style-name="P2">Wox2 [CZ] draws a card</text:p>
      <text:p text:style-name="P2">Huggert shuffles library</text:p>
      <text:p text:style-name="P2">Wox2 [CZ] draws a card</text:p>
      <text:p text:style-name="P2">Wox2 [CZ] draws a card</text:p>
      <text:p text:style-name="P2">Wox2 [CZ] draws a card</text:p>
      <text:p text:style-name="P2">Huggert shuffles library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Huggert draws a card</text:p>
      <text:p text:style-name="P2">Huggert draws a card</text:p>
      <text:p text:style-name="P2">Wox2 [CZ] draws a card</text:p>
      <text:p text:style-name="P2">Huggert puts Timetwister to Graveyard from Play</text:p>
      <text:p text:style-name="P2">Huggert destroys <text:s/>token Storm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untain from Hand</text:p>
      <text:p text:style-name="P2">Wox2 [CZ] taps Mountain</text:p>
      <text:p text:style-name="P2">Wox2 [CZ] taps Barbarian Ring</text:p>
      <text:p text:style-name="P2">Wox2 [CZ] plays Sphere of Resistance from Hand</text:p>
      <text:p text:style-name="P2">Wox2 [CZ]'s life total is now 19 (-1)</text:p>
      <text:p text:style-name="P1">&lt;Wox2 [CZ]&gt; Ok?</text:p>
      <text:p text:style-name="P1">&lt;Huggert&gt; gg</text:p>
      <text:p text:style-name="P1">&lt;Huggert&gt; g2</text:p>
      <text:p text:style-name="P1">&lt;Wox2 [CZ]&gt; Ok</text:p>
      <text:p text:style-name="P1">&lt;Opponent is requesting a new game&gt;</text:p>
      <text:p text:style-name="P2">Huggert shuffles library</text:p>
      <text:p text:style-name="P1">&lt;Huggert&gt; I am ready.</text:p>
      <text:p text:style-name="P2">Huggert draws 0 cards</text:p>
      <text:p text:style-name="P2">Huggert shuffles library</text:p>
      <text:p text:style-name="P2">Huggert shuffles library</text:p>
      <text:p text:style-name="P2">Huggert shuffles library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1">&lt;-------- Juego nuevo comenzado --------&gt;</text:p>
      <text:p text:style-name="P2">El código de seguridad de Huggert es: 8A3FBD90 [Type 1]</text:p>
      <text:p text:style-name="P2">El código de seguridad de Wox2 [CZ] es: B8CDAC51 [Type 1.5]</text:p>
      <text:p text:style-name="P2">It is now turn 1 (Wox2 [CZ])</text:p>
      <text:p text:style-name="P2">It is now the Beginning Phase, Untap Step</text:p>
      <text:p text:style-name="P2">Huggert shuffles library</text:p>
      <text:p text:style-name="P2">It is now turn 2 (Huggert)</text:p>
      <text:p text:style-name="P2">It is now the Beginning Phase, Untap Step</text:p>
      <text:p text:style-name="P2">Huggert shuffles library</text:p>
      <text:p text:style-name="P2">Wox2 [CZ] shuffles library</text:p>
      <text:p text:style-name="P2">It is now the Beginning Phase, Upkeep Step</text:p>
      <text:p text:style-name="P2">Huggert shuffles library</text:p>
      <text:p text:style-name="P2">It is now the Beginning Phase, Draw Step</text:p>
      <text:p text:style-name="P2">It is now the Precombat Main Phase</text:p>
      <text:p text:style-name="P2">Wox2 [CZ] shuffles library</text:p>
      <text:p text:style-name="P2">Huggert shuffles library</text:p>
      <text:p text:style-name="P2">Wox2 [CZ] shuffles library</text:p>
      <text:p text:style-name="P2">Huggert shuffles library</text:p>
      <text:p text:style-name="P2">Huggert draws a card</text:p>
      <text:p text:style-name="P2">Wox2 [CZ] shuffles library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Wox2 [CZ] draws a card</text:p>
      <text:p text:style-name="P2">Wox2 [CZ] draws a card</text:p>
      <text:p text:style-name="P2">Huggert draws a card</text:p>
      <text:p text:style-name="P2">Wox2 [CZ] draws a card</text:p>
      <text:p text:style-name="P2">Wox2 [CZ] draws a card</text:p>
      <text:p text:style-name="P2">Wox2 [CZ] draws a card</text:p>
      <text:p text:style-name="P2">Huggert takes a mulligan</text:p>
      <text:p text:style-name="P2">Huggert plays Land Grant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1">&lt;Wox2 [CZ]&gt; Wait!</text:p>
      <text:p text:style-name="P2">Wox2 [CZ] shuffles library</text:p>
      <text:p text:style-name="P2">Wox2 [CZ] shuffles library</text:p>
      <text:p text:style-name="P2">Wox2 [CZ] draws a card</text:p>
      <text:p text:style-name="P2">Wox2 [CZ] draws a card</text:p>
      <text:p text:style-name="P2">Wox2 [CZ] draws a card</text:p>
      <text:p text:style-name="P2">Huggert puts Land Grant to Hand from Play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1">&lt;Huggert&gt; kp</text:p>
      <text:p text:style-name="P1">&lt;Wox2 [CZ]&gt; kp</text:p>
      <text:p text:style-name="P2">Huggert plays Land Grant from Hand</text:p>
      <text:p text:style-name="P2">Huggert reveals a Simian Spirit Guide</text:p>
      <text:p text:style-name="P2">Huggert reveals a Tinker</text:p>
      <text:p text:style-name="P2">Huggert reveals a Mox Jet</text:p>
      <text:p text:style-name="P2">Huggert reveals a Goblin Charbelcher</text:p>
      <text:p text:style-name="P2">Huggert reveals a Ancestral Recall</text:p>
      <text:p text:style-name="P2">Huggert is looking its Biblioteca...</text:p>
      <text:p text:style-name="P2">Huggert puts Tropical Island into play from Library</text:p>
      <text:p text:style-name="P2">Huggert shuffles library</text:p>
      <text:p text:style-name="P2">Huggert stops looking its Biblioteca...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puts Land Grant to Graveyard from Play</text:p>
      <text:p text:style-name="P2">Huggert taps Tropical Island</text:p>
      <text:p text:style-name="P2">Huggert plays Ancestral Recall from Hand</text:p>
      <text:p text:style-name="P1">&lt;Wox2 [CZ]&gt; Ok</text:p>
      <text:p text:style-name="P2">Huggert draws a card</text:p>
      <text:p text:style-name="P2">Huggert draws a card</text:p>
      <text:p text:style-name="P2">Huggert draws a card</text:p>
      <text:p text:style-name="P2">Huggert puts Ancestral Recall to Graveyard from Play</text:p>
      <text:p text:style-name="P2">It is now turn 3 (Wox2 [CZ])</text:p>
      <text:p text:style-name="P2">It is now the Beginning Phase, Untap Step</text:p>
      <text:p text:style-name="P1">&lt;Huggert&gt; End my turn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untain from Hand</text:p>
      <text:p text:style-name="P2">Wox2 [CZ] taps Mountain</text:p>
      <text:p text:style-name="P2">Wox2 [CZ] plays Gorilla Shaman from Hand</text:p>
      <text:p text:style-name="P2">It is now the End Phase, End Of Turn Step</text:p>
      <text:p text:style-name="P1">&lt;Wox2 [CZ]&gt; End my turn</text:p>
      <text:p text:style-name="P2">It is now turn 4 (Huggert)</text:p>
      <text:p text:style-name="P2">It is now the Beginning Phase, Untap Step</text:p>
      <text:p text:style-name="P2">Huggert untaps his/her permanents</text:p>
      <text:p text:style-name="P2">It is now the Beginning Phase, Upkeep Step</text:p>
      <text:p text:style-name="P2">It is now the Beginning Phase, Draw Step</text:p>
      <text:p text:style-name="P2">Huggert draws a card</text:p>
      <text:p text:style-name="P2">It is now the Precombat Main Phase</text:p>
      <text:p text:style-name="P2">Huggert puts a 0/0 Storm token into play</text:p>
      <text:p text:style-name="P2">Huggert plays Mox Pearl from Hand</text:p>
      <text:p text:style-name="P2">Storm now has 1 (+1) counters.</text:p>
      <text:p text:style-name="P2">Huggert plays Mox Jet from Hand</text:p>
      <text:p text:style-name="P2">Storm now has 2 (+1) counters.</text:p>
      <text:p text:style-name="P2">Huggert plays Land Grant from Hand</text:p>
      <text:p text:style-name="P2">Storm now has 3 (+1) counters.</text:p>
      <text:p text:style-name="P2">Huggert reveals a Simian Spirit Guide</text:p>
      <text:p text:style-name="P2">Huggert reveals a Tinker</text:p>
      <text:p text:style-name="P2">Huggert reveals a Goblin Charbelcher</text:p>
      <text:p text:style-name="P2">Huggert reveals a Empty the Warrens</text:p>
      <text:p text:style-name="P2">Huggert reveals a Simian Spirit Guide</text:p>
      <text:p text:style-name="P2">Huggert is looking its Biblioteca...</text:p>
      <text:p text:style-name="P2">Huggert puts Taiga into play from Library</text:p>
      <text:p text:style-name="P2">Huggert shuffles library</text:p>
      <text:p text:style-name="P2">Huggert stops looking its Biblioteca...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puts Land Grant to Graveyard from Play</text:p>
      <text:p text:style-name="P1">&lt;Wox2 [CZ]&gt; you risked a bit Chalice</text:p>
      <text:p text:style-name="P2">Huggert taps Tropical Island</text:p>
      <text:p text:style-name="P2">Huggert plays Simian Spirit Guide from Hand</text:p>
      <text:p text:style-name="P2">Huggert plays Simian Spirit Guide from Hand</text:p>
      <text:p text:style-name="P2">Huggert plays Tinker from Hand</text:p>
      <text:p text:style-name="P2">Huggert taps Mox Jet</text:p>
      <text:p text:style-name="P2">Huggert puts Simian Spirit Guide to RFG from Play</text:p>
      <text:p text:style-name="P2">Huggert puts Simian Spirit Guide to RFG from Play</text:p>
      <text:p text:style-name="P1">&lt;Wox2 [CZ]&gt; Ok</text:p>
      <text:p text:style-name="P1">&lt;Huggert&gt; b in pool</text:p>
      <text:p text:style-name="P2">Huggert puts Mox Jet to Graveyard from Play</text:p>
      <text:p text:style-name="P2">Huggert puts Tinker to Graveyard from Play</text:p>
      <text:p text:style-name="P2">Huggert is looking its Biblioteca...</text:p>
      <text:p text:style-name="P2">Huggert puts Goblin Charbelcher into play from Library</text:p>
      <text:p text:style-name="P2">Huggert shuffles library</text:p>
      <text:p text:style-name="P2">Huggert stops looking its Biblioteca...</text:p>
      <text:p text:style-name="P2">Huggert taps Mox Pearl</text:p>
      <text:p text:style-name="P2">Huggert taps Taiga</text:p>
      <text:p text:style-name="P2">Huggert taps Goblin Charbelcher</text:p>
      <text:p text:style-name="P1">&lt;Wox2 [CZ]&gt; Ok</text:p>
      <text:p text:style-name="P2">Wox2 [CZ] is looking opponent's Library...</text:p>
      <text:p text:style-name="P2">Huggert shuffles library</text:p>
      <text:p text:style-name="P2">Wox2 [CZ] stops looking opponent's Library...</text:p>
      <text:p text:style-name="P1">&lt;Wox2 [CZ]&gt; Ok</text:p>
      <text:p text:style-name="P1">&lt;Huggert&gt; no more lands</text:p>
      <text:p text:style-name="P1">&lt;Wox2 [CZ]&gt; sure</text:p>
      <text:p text:style-name="P1">&lt;New Game: waiting for opponent&gt;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2">Wox2 [CZ] shuffles library</text:p>
      <text:p text:style-name="P2">Huggert shuffles library</text:p>
      <text:p text:style-name="P1">&lt;Huggert&gt; I am ready.</text:p>
      <text:p text:style-name="P2">Huggert draws 0 cards</text:p>
      <text:p text:style-name="P1">&lt;-------- Juego nuevo comenzado --------&gt;</text:p>
      <text:p text:style-name="P2">El código de seguridad de Huggert es: 8A3FBD90 [Type 1]</text:p>
      <text:p text:style-name="P2">El código de seguridad de Wox2 [CZ] es: B8CDAC51 [Type 1.5]</text:p>
      <text:p text:style-name="P2">It is now turn 1 (Huggert)</text:p>
      <text:p text:style-name="P2">It is now the Beginning Phase, Untap Step</text:p>
      <text:p text:style-name="P2">Huggert shuffles library</text:p>
      <text:p text:style-name="P2">Wox2 [CZ] shuffles library</text:p>
      <text:p text:style-name="P2">It is now turn 2 (Wox2 [CZ])</text:p>
      <text:p text:style-name="P2">It is now the Beginning Phase, Untap Step</text:p>
      <text:p text:style-name="P2">It is now the Precombat Main Phase</text:p>
      <text:p text:style-name="P2">Huggert shuffles library</text:p>
      <text:p text:style-name="P2">Huggert shuffles library</text:p>
      <text:p text:style-name="P1">&lt;Wox2 [CZ]&gt; p</text:p>
      <text:p text:style-name="P2">Wox2 [CZ] shuffles library</text:p>
      <text:p text:style-name="P2">Huggert shuffles library</text:p>
      <text:p text:style-name="P2">Wox2 [CZ] draws a card</text:p>
      <text:p text:style-name="P2">Wox2 [CZ] draws a card</text:p>
      <text:p text:style-name="P2">Wox2 [CZ] draws a card</text:p>
      <text:p text:style-name="P2">Huggert shuffles library</text:p>
      <text:p text:style-name="P2">Wox2 [CZ] draws a card</text:p>
      <text:p text:style-name="P2">Wox2 [CZ] draws a card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Huggert draws a card</text:p>
      <text:p text:style-name="P2">Wox2 [CZ] draws a card</text:p>
      <text:p text:style-name="P1">&lt;Wox2 [CZ]&gt; Thinking</text:p>
      <text:p text:style-name="P1">&lt;Wox2 [CZ]&gt; kp</text:p>
      <text:p text:style-name="P1">&lt;Huggert&gt; Ok</text:p>
      <text:p text:style-name="P2">Wox2 [CZ] plays Mishra's Workshop from Hand</text:p>
      <text:p text:style-name="P2">Wox2 [CZ] taps Mishra's Workshop</text:p>
      <text:p text:style-name="P1">&lt;Huggert&gt; kp</text:p>
      <text:p text:style-name="P2">Wox2 [CZ] plays Null Rod from Hand</text:p>
      <text:p text:style-name="P1">&lt;Wox2 [CZ]&gt; Ok?</text:p>
      <text:p text:style-name="P2">It is now turn 3 (Huggert)</text:p>
      <text:p text:style-name="P2">It is now the Beginning Phase, Untap Step</text:p>
      <text:p text:style-name="P2">Huggert untaps his/her permanents</text:p>
      <text:p text:style-name="P2">It is now the Beginning Phase, Upkeep Step</text:p>
      <text:p text:style-name="P2">It is now the Beginning Phase, Draw Step</text:p>
      <text:p text:style-name="P2">Wox2 [CZ]'s life total is now 19 (-1)</text:p>
      <text:p text:style-name="P2">Huggert draws a card</text:p>
      <text:p text:style-name="P2">It is now the Precombat Main Phase</text:p>
      <text:p text:style-name="P1">&lt;Huggert&gt; gg</text:p>
      <text:p text:style-name="P1">&lt;System&gt; Player Lost</text:p>
      <text:p text:style-name="P1">&lt;Wox2 [CZ]&gt; :-)</text:p>
      <text:p text:style-name="P1">&lt;System&gt; Session Lost</text:p>
      <text:p text:style-name="P1">&lt;System&gt; Disconnected</text:p>
      <text:p text:style-name="P1">&lt;New Game: waiting for opponent&gt;</text:p>
      <text:p text:style-name="P2">Wox2 [CZ] shuffles library</text:p>
      <text:p text:style-name="P1">&lt;Wox2 [CZ]&gt; I am ready.</text:p>
      <text:p text:style-name="P2">Wox2 [CZ] draws 0 cards</text:p>
      <text:p text:style-name="P2">Gatsu shuffles library</text:p>
      <text:p text:style-name="P1">&lt;Gatsu&gt; I am ready.</text:p>
      <text:p text:style-name="P2">Gatsu draws 0 cards</text:p>
      <text:p text:style-name="P1">&lt;-------- New Game Started --------&gt;</text:p>
      <text:p text:style-name="P2">Wox2 [CZ]'s Security Code: B8CDAC51 [Type 1.5]</text:p>
      <text:p text:style-name="P2">Gatsu's Security Code: C6E87105 [Type 1.5]</text:p>
      <text:p text:style-name="P2">It is now turn 1 (Wox2 [CZ])</text:p>
      <text:p text:style-name="P2">It is now the Beginning Phase, Untap Step</text:p>
      <text:p text:style-name="P1">&lt;Gatsu&gt; hi</text:p>
      <text:p text:style-name="P2">Gatsu shuffles library</text:p>
      <text:p text:style-name="P2">Gatsu shuffles library</text:p>
      <text:p text:style-name="P2">Gatsu shuffles library</text:p>
      <text:p text:style-name="P2">Wox2 [CZ] shuffles library</text:p>
      <text:p text:style-name="P2">Gatsu rolled a 20, using a 20 sided die</text:p>
      <text:p text:style-name="P1">&lt;Wox2 [CZ]&gt; hi</text:p>
      <text:p text:style-name="P1">&lt;Wox2 [CZ]&gt; good roll</text:p>
      <text:p text:style-name="P2">Wox2 [CZ] rolled a 1, using a 20 sided die</text:p>
      <text:p text:style-name="P1">&lt;Gatsu&gt; ;)</text:p>
      <text:p text:style-name="P1">&lt;Wox2 [CZ]&gt; hmm</text:p>
      <text:p text:style-name="P1">&lt;Gatsu&gt; :p</text:p>
      <text:p text:style-name="P1">&lt;Wox2 [CZ]&gt; bad one</text:p>
      <text:p text:style-name="P2">Wox2 [CZ] shuffles library</text:p>
      <text:p text:style-name="P2">It is now turn 2 (Gatsu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1">&lt;Gatsu&gt; pl</text:p>
      <text:p text:style-name="P2">Gatsu draws 7 cards</text:p>
      <text:p text:style-name="P2">Wox2 [CZ] shuffles library</text:p>
      <text:p text:style-name="P1">&lt;Wox2 [CZ]&gt; k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Gatsu&gt; kp</text:p>
      <text:p text:style-name="P1">&lt;Wox2 [CZ]&gt; kp</text:p>
      <text:p text:style-name="P2">Gatsu plays Island from Hand</text:p>
      <text:p text:style-name="P2">Gatsu plays Mox Emerald from Hand</text:p>
      <text:p text:style-name="P1">&lt;Gatsu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x Emerald from Hand</text:p>
      <text:p text:style-name="P1">&lt;Wox2 [CZ]&gt; Ok?</text:p>
      <text:p text:style-name="P1">&lt;Gatsu&gt; Ok</text:p>
      <text:p text:style-name="P2">Wox2 [CZ] plays Chalice of the Void from Hand</text:p>
      <text:p text:style-name="P2">Chalice of the Void's note changed: 0</text:p>
      <text:p text:style-name="P1">&lt;Gatsu&gt; Ok</text:p>
      <text:p text:style-name="P2">Wox2 [CZ] plays Barbarian Ring from Hand</text:p>
      <text:p text:style-name="P2">Wox2 [CZ] taps Barbarian Ring</text:p>
      <text:p text:style-name="P2">Wox2 [CZ] taps Mox Emerald</text:p>
      <text:p text:style-name="P2">Wox2 [CZ] plays Sphere of Resistance from Hand</text:p>
      <text:p text:style-name="P2">Wox2 [CZ]'s life total is now 19 (-1)</text:p>
      <text:p text:style-name="P1">&lt;Gatsu&gt; Thinking</text:p>
      <text:p text:style-name="P1">&lt;Gatsu&gt; Ok</text:p>
      <text:p text:style-name="P2">It is now the End Phase, End Of Turn Step</text:p>
      <text:p text:style-name="P1">&lt;Wox2 [CZ]&gt; End my turn</text:p>
      <text:p text:style-name="P2">It is now turn 4 (Gatsu)</text:p>
      <text:p text:style-name="P2">It is now the Beginning Phase, Untap Step</text:p>
      <text:p text:style-name="P2">Gatsu untaps his/her permanents</text:p>
      <text:p text:style-name="P2">It is now the Beginning Phase, Upkee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taps Island</text:p>
      <text:p text:style-name="P2">Gatsu taps Mox Emerald</text:p>
      <text:p text:style-name="P2">Gatsu plays Sol Ring from Hand</text:p>
      <text:p text:style-name="P1">&lt;Gatsu&gt; End my turn</text:p>
      <text:p text:style-name="P2">It is now turn 5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Wasteland from Hand</text:p>
      <text:p text:style-name="P1">&lt;Wox2 [CZ]&gt; Thinking</text:p>
      <text:p text:style-name="P2">Wox2 [CZ] taps Barbarian Ring</text:p>
      <text:p text:style-name="P2">Wox2 [CZ] taps Wasteland</text:p>
      <text:p text:style-name="P2">Wox2 [CZ] plays Goblin Welder from Hand</text:p>
      <text:p text:style-name="P2">Wox2 [CZ]'s life total is now 18 (-1)</text:p>
      <text:p text:style-name="P1">&lt;Gatsu&gt; Ok</text:p>
      <text:p text:style-name="P2">It is now the End Phase, End Of Turn Step</text:p>
      <text:p text:style-name="P1">&lt;Wox2 [CZ]&gt; End my turn</text:p>
      <text:p text:style-name="P2">It is now turn 6 (Gatsu)</text:p>
      <text:p text:style-name="P2">It is now the Beginning Phase, Untap Step</text:p>
      <text:p text:style-name="P2">Gatsu untaps his/her permanents</text:p>
      <text:p text:style-name="P2">It is now the Beginning Phase, Upkeep Step</text:p>
      <text:p text:style-name="P2">It is now the Beginning Phase, Draw Step</text:p>
      <text:p text:style-name="P2">Gatsu draws a card</text:p>
      <text:p text:style-name="P2">It is now the Precombat Main Phase</text:p>
      <text:p text:style-name="P1">&lt;Gatsu&gt; End my turn</text:p>
      <text:p text:style-name="P2">It is now turn 7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Wasteland from Hand</text:p>
      <text:p text:style-name="P2">Wox2 [CZ] taps Wasteland</text:p>
      <text:p text:style-name="P2">Wox2 [CZ] taps Wasteland</text:p>
      <text:p text:style-name="P2">Wox2 [CZ] taps Mox Emerald</text:p>
      <text:p text:style-name="P2">Wox2 [CZ] plays Tangle Wire from Hand</text:p>
      <text:p text:style-name="P2">Tangle Wire now has 4 (+4) counters.</text:p>
      <text:p text:style-name="P2">Wox2 [CZ] puts Tangle Wire to Hand from Play</text:p>
      <text:p text:style-name="P1">&lt;Gatsu&gt; wait</text:p>
      <text:p text:style-name="P2">Wox2 [CZ] plays Tangle Wire from Hand</text:p>
      <text:p text:style-name="P2">Wox2 [CZ] taps Barbarian Ring</text:p>
      <text:p text:style-name="P2">Wox2 [CZ]'s life total is now 17 (-1)</text:p>
      <text:p text:style-name="P1">&lt;Gatsu&gt; ok</text:p>
      <text:p text:style-name="P2">Tangle Wire now has 4 (+4) counters.</text:p>
      <text:p text:style-name="P1">&lt;Wox2 [CZ]&gt; Thinking</text:p>
      <text:p text:style-name="P2">It is now the Combat Phase, Declare Attackers Step</text:p>
      <text:p text:style-name="P2">Wox2 [CZ] taps Goblin Welder</text:p>
      <text:p text:style-name="P2">Wox2 [CZ] taps Goblin Welder</text:p>
      <text:p text:style-name="P2">Gatsu's life total is now 19 (-1)</text:p>
      <text:p text:style-name="P2">It is now the End Phase, End Of Turn Step</text:p>
      <text:p text:style-name="P1">&lt;Wox2 [CZ]&gt; End my turn</text:p>
      <text:p text:style-name="P1">&lt;Gatsu&gt; Thinking</text:p>
      <text:p text:style-name="P2">Gatsu taps Island</text:p>
      <text:p text:style-name="P2">Gatsu taps Mox Emerald</text:p>
      <text:p text:style-name="P2">Gatsu taps Sol Ring</text:p>
      <text:p text:style-name="P2">Gatsu plays Rebuild from Hand</text:p>
      <text:p text:style-name="P1">&lt;Gatsu&gt; Ok?</text:p>
      <text:p text:style-name="P1">&lt;Wox2 [CZ]&gt; Ok</text:p>
      <text:p text:style-name="P2">Wox2 [CZ] puts Chalice of the Void to Hand from Play</text:p>
      <text:p text:style-name="P2">Wox2 [CZ] puts Sphere of Resistance to Hand from Play</text:p>
      <text:p text:style-name="P2">Wox2 [CZ] puts Tangle Wire to Hand from Play</text:p>
      <text:p text:style-name="P2">Gatsu puts Mox Emerald to Hand from Play</text:p>
      <text:p text:style-name="P2">Gatsu puts Sol Ring to Hand from Play</text:p>
      <text:p text:style-name="P2">Wox2 [CZ] puts Mox Emerald to Hand from Play</text:p>
      <text:p text:style-name="P2">Gatsu puts Rebuild to Graveyard from Play</text:p>
      <text:p text:style-name="P2">It is now turn 8 (Gatsu)</text:p>
      <text:p text:style-name="P2">It is now the Beginning Phase, Untap Step</text:p>
      <text:p text:style-name="P2">Gatsu untaps his/her permanents</text:p>
      <text:p text:style-name="P2">It is now the Beginning Phase, Upkee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plays Mox Emerald from Hand</text:p>
      <text:p text:style-name="P2">Gatsu taps Mox Emerald</text:p>
      <text:p text:style-name="P2">Gatsu plays Sol Ring from Hand</text:p>
      <text:p text:style-name="P1">&lt;Gatsu&gt; End my turn</text:p>
      <text:p text:style-name="P2">It is now turn 9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x Emerald from Hand</text:p>
      <text:p text:style-name="P1">&lt;Wox2 [CZ]&gt; Ok?</text:p>
      <text:p text:style-name="P1">&lt;Gatsu&gt; Ok</text:p>
      <text:p text:style-name="P2">Wox2 [CZ] taps Barbarian Ring</text:p>
      <text:p text:style-name="P2">Wox2 [CZ] plays Gorilla Shaman from Hand</text:p>
      <text:p text:style-name="P2">Wox2 [CZ]'s life total is now 16 (-1)</text:p>
      <text:p text:style-name="P1">&lt;Wox2 [CZ]&gt; Ok?</text:p>
      <text:p text:style-name="P1">&lt;Gatsu&gt; Ok</text:p>
      <text:p text:style-name="P1">&lt;Wox2 [CZ]&gt; Thinking</text:p>
      <text:p text:style-name="P2">Wox2 [CZ] plays Chalice of the Void from Hand</text:p>
      <text:p text:style-name="P2">Chalice of the Void's note changed: 0</text:p>
      <text:p text:style-name="P1">&lt;Gatsu&gt; Ok</text:p>
      <text:p text:style-name="P2">Wox2 [CZ] plays Bazaar of Baghdad from Hand</text:p>
      <text:p text:style-name="P2">Wox2 [CZ] taps Bazaar of Baghdad</text:p>
      <text:p text:style-name="P2">Wox2 [CZ] draws a card</text:p>
      <text:p text:style-name="P2">Wox2 [CZ] draws a card</text:p>
      <text:p text:style-name="P1">&lt;Gatsu&gt; Wait</text:p>
      <text:p text:style-name="P1">&lt;Gatsu&gt; Wait</text:p>
      <text:p text:style-name="P2">Wox2 [CZ] undone last draw [1 card(s)]</text:p>
      <text:p text:style-name="P1">&lt;Gatsu&gt; resp</text:p>
      <text:p text:style-name="P2">Wox2 [CZ] undone last draw [1 card(s)]</text:p>
      <text:p text:style-name="P2">Gatsu taps Island</text:p>
      <text:p text:style-name="P2">Gatsu taps Sol Ring</text:p>
      <text:p text:style-name="P2">Gatsu plays Repeal from Hand</text:p>
      <text:p text:style-name="P1">&lt;Wox2 [CZ]&gt; Thinking</text:p>
      <text:p text:style-name="P2">Wox2 [CZ] puts Goblin Welder to Hand from Play</text:p>
      <text:p text:style-name="P1">&lt;Wox2 [CZ]&gt; Ok</text:p>
      <text:p text:style-name="P2">Gatsu draws a card</text:p>
      <text:p text:style-name="P2">Gatsu puts Repeal to Graveyard from Play</text:p>
      <text:p text:style-name="P1">&lt;Wox2 [CZ]&gt; Thinking</text:p>
      <text:p text:style-name="P2">Wox2 [CZ] draws a card</text:p>
      <text:p text:style-name="P2">Wox2 [CZ] draws a card</text:p>
      <text:p text:style-name="P2">Wox2 [CZ] plays Sol Ring from Hand</text:p>
      <text:p text:style-name="P2">Wox2 [CZ] plays Mishra's Workshop from Hand</text:p>
      <text:p text:style-name="P1">&lt;Wox2 [CZ]&gt; Thinking</text:p>
      <text:p text:style-name="P2">Wox2 [CZ] plays Sphere of Resistance from Hand</text:p>
      <text:p text:style-name="P2">Wox2 [CZ] puts Sphere of Resistance to Graveyard from Play</text:p>
      <text:p text:style-name="P2">Wox2 [CZ] puts Sol Ring to Graveyard from Play</text:p>
      <text:p text:style-name="P2">Wox2 [CZ] puts Mishra's Workshop to Graveyard from Play</text:p>
      <text:p text:style-name="P2">It is now the Combat Phase, Beginning Of Combat Step</text:p>
      <text:p text:style-name="P2">Gatsu's life total is now 18 (-1)</text:p>
      <text:p text:style-name="P2">It is now the Postcombat Main Phase</text:p>
      <text:p text:style-name="P2">Wox2 [CZ] taps Wasteland</text:p>
      <text:p text:style-name="P2">Wox2 [CZ] taps Wasteland</text:p>
      <text:p text:style-name="P2">Wox2 [CZ] plays Sphere of Resistance from Hand</text:p>
      <text:p text:style-name="P1">&lt;Gatsu&gt; Ok</text:p>
      <text:p text:style-name="P2">Wox2 [CZ] taps Mox Emerald</text:p>
      <text:p text:style-name="P1">&lt;Wox2 [CZ]&gt; emerald</text:p>
      <text:p text:style-name="P2">Gatsu puts Mox Emerald to Graveyard from Play</text:p>
      <text:p text:style-name="P2">It is now the End Phase, End Of Turn Step</text:p>
      <text:p text:style-name="P1">&lt;Wox2 [CZ]&gt; End my turn</text:p>
      <text:p text:style-name="P2">It is now turn 10 (Gatsu)</text:p>
      <text:p text:style-name="P2">It is now the Beginning Phase, Untap Step</text:p>
      <text:p text:style-name="P2">Gatsu untaps his/her permanents</text:p>
      <text:p text:style-name="P2">It is now the Beginning Phase, Upkeep Step</text:p>
      <text:p text:style-name="P2">It is now the Beginning Phase, Draw Step</text:p>
      <text:p text:style-name="P2">Gatsu draws a card</text:p>
      <text:p text:style-name="P2">It is now the Precombat Main Phase</text:p>
      <text:p text:style-name="P1">&lt;Gatsu&gt; End my turn</text:p>
      <text:p text:style-name="P2">It is now turn 11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Combat Phase, Declare Attackers Step</text:p>
      <text:p text:style-name="P2">Wox2 [CZ] taps Gorilla Shaman</text:p>
      <text:p text:style-name="P2">Wox2 [CZ] taps Gorilla Shaman</text:p>
      <text:p text:style-name="P2">Gatsu's life total is now 17 (-1)</text:p>
      <text:p text:style-name="P2">It is now the Postcombat Main Phase</text:p>
      <text:p text:style-name="P1">&lt;Wox2 [CZ]&gt; Thinking</text:p>
      <text:p text:style-name="P2">Wox2 [CZ] taps Bazaar of Baghdad</text:p>
      <text:p text:style-name="P2">Wox2 [CZ] draws a card</text:p>
      <text:p text:style-name="P1">&lt;Wox2 [CZ]&gt; Ok?</text:p>
      <text:p text:style-name="P1">&lt;Gatsu&gt; Ok</text:p>
      <text:p text:style-name="P2">Wox2 [CZ] draws a card</text:p>
      <text:p text:style-name="P2">Wox2 [CZ] plays Mox Pearl from Hand</text:p>
      <text:p text:style-name="P2">Wox2 [CZ] plays Mountain from Hand</text:p>
      <text:p text:style-name="P2">Wox2 [CZ] plays Gorilla Shaman from Hand</text:p>
      <text:p text:style-name="P2">Wox2 [CZ] puts Gorilla Shaman to Graveyard from Play</text:p>
      <text:p text:style-name="P2">Wox2 [CZ] puts Mox Pearl to Graveyard from Play</text:p>
      <text:p text:style-name="P2">Wox2 [CZ] puts Mountain to Graveyard from Play</text:p>
      <text:p text:style-name="P2">Wox2 [CZ] taps Mox Emerald</text:p>
      <text:p text:style-name="P2">Wox2 [CZ] taps Wasteland</text:p>
      <text:p text:style-name="P2">Wox2 [CZ] taps Wasteland</text:p>
      <text:p text:style-name="P1">&lt;Wox2 [CZ]&gt; ring</text:p>
      <text:p text:style-name="P2">Gatsu puts Sol Ring to Graveyard from Play</text:p>
      <text:p text:style-name="P2">It is now the End Phase, End Of Turn Step</text:p>
      <text:p text:style-name="P1">&lt;Wox2 [CZ]&gt; End my turn</text:p>
      <text:p text:style-name="P2">It is now turn 12 (Gatsu)</text:p>
      <text:p text:style-name="P2">It is now the Beginning Phase, Unta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plays Darksteel Colossus from Hand</text:p>
      <text:p text:style-name="P2">Gatsu puts a Darksteel Colossus on top of Library from Play</text:p>
      <text:p text:style-name="P2">Gatsu shuffles library</text:p>
      <text:p text:style-name="P2">Gatsu shuffles library</text:p>
      <text:p text:style-name="P2">Gatsu shuffles library</text:p>
      <text:p text:style-name="P2">Gatsu shuffles library</text:p>
      <text:p text:style-name="P1">&lt;Gatsu&gt; End my turn</text:p>
      <text:p text:style-name="P2">It is now turn 13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Barbarian Ring</text:p>
      <text:p text:style-name="P2">Wox2 [CZ] taps Mox Emerald</text:p>
      <text:p text:style-name="P2">Wox2 [CZ] plays Goblin Welder from Hand</text:p>
      <text:p text:style-name="P2">Wox2 [CZ]'s life total is now 15 (-1)</text:p>
      <text:p text:style-name="P1">&lt;Gatsu&gt; Ok</text:p>
      <text:p text:style-name="P2">It is now the Combat Phase, Declare Attackers Step</text:p>
      <text:p text:style-name="P2">Wox2 [CZ] taps Gorilla Shaman</text:p>
      <text:p text:style-name="P2">Wox2 [CZ] taps Gorilla Shaman</text:p>
      <text:p text:style-name="P2">Gatsu's life total is now 16 (-1)</text:p>
      <text:p text:style-name="P2">It is now the End Phase, End Of Turn Step</text:p>
      <text:p text:style-name="P1">&lt;Wox2 [CZ]&gt; End my turn</text:p>
      <text:p text:style-name="P2">It is now turn 14 (Gatsu)</text:p>
      <text:p text:style-name="P2">It is now the Beginning Phase, Untap Step</text:p>
      <text:p text:style-name="P2">It is now the Beginning Phase, Draw Step</text:p>
      <text:p text:style-name="P2">Gatsu draws a card</text:p>
      <text:p text:style-name="P2">It is now the Precombat Main Phase</text:p>
      <text:p text:style-name="P1">&lt;Gatsu&gt; gg</text:p>
      <text:p text:style-name="P1">&lt;Gatsu&gt; g2?</text:p>
      <text:p text:style-name="P1">&lt;Wox2 [CZ]&gt; Ok</text:p>
      <text:p text:style-name="P1">&lt;Gatsu&gt; side?</text:p>
      <text:p text:style-name="P1">&lt;Wox2 [CZ]&gt; sure</text:p>
      <text:p text:style-name="P1">&lt;Opponent is requesting a new game&gt;</text:p>
      <text:p text:style-name="P2">Gatsu shuffles library</text:p>
      <text:p text:style-name="P1">&lt;Gatsu&gt; I am ready.</text:p>
      <text:p text:style-name="P2">Gatsu draws 0 cards</text:p>
      <text:p text:style-name="P2">Gatsu shuffles library</text:p>
      <text:p text:style-name="P2">Gatsu shuffles library</text:p>
      <text:p text:style-name="P2">Gatsu shuffles library</text:p>
      <text:p text:style-name="P2">Gatsu shuffles library</text:p>
      <text:p text:style-name="P2">Gatsu shuffles library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Wox2 [CZ]'s Security Code: B8CDAC51/sb [Type 1.5]</text:p>
      <text:p text:style-name="P2">Gatsu's Security Code: C6E87105/sb [Type 1.5]</text:p>
      <text:p text:style-name="P2">It is now turn 1 (Wox2 [CZ])</text:p>
      <text:p text:style-name="P2">It is now the Beginning Phase, Untap Step</text:p>
      <text:p text:style-name="P2">Gatsu shuffles library</text:p>
      <text:p text:style-name="P1">&lt;Gatsu&gt; pl</text:p>
      <text:p text:style-name="P2">Gatsu shuffles library</text:p>
      <text:p text:style-name="P2">Gatsu draws 7 cards</text:p>
      <text:p text:style-name="P2">Wox2 [CZ] shuffles library</text:p>
      <text:p text:style-name="P2">It is now turn 2 (Gatsu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Precombat Main Phase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Gatsu&gt; kp</text:p>
      <text:p text:style-name="P1">&lt;Wox2 [CZ]&gt; kp</text:p>
      <text:p text:style-name="P2">Gatsu plays Flooded Strand from Hand</text:p>
      <text:p text:style-name="P2">Gatsu plays Black Lotus from Hand</text:p>
      <text:p text:style-name="P1">&lt;Gatsu&gt; Ok?</text:p>
      <text:p text:style-name="P1">&lt;Wox2 [CZ]&gt; Ok</text:p>
      <text:p text:style-name="P1">&lt;Gatsu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plays Chalice of the Void from Hand</text:p>
      <text:p text:style-name="P1">&lt;Wox2 [CZ]&gt; Ok?</text:p>
      <text:p text:style-name="P1">&lt;Gatsu&gt; Ok</text:p>
      <text:p text:style-name="P2">Chalice of the Void's note changed: 0</text:p>
      <text:p text:style-name="P2">Wox2 [CZ] plays Mishra's Workshop from Hand</text:p>
      <text:p text:style-name="P2">Wox2 [CZ] taps Mishra's Workshop</text:p>
      <text:p text:style-name="P2">Wox2 [CZ] plays Sphere of Resistance from Hand</text:p>
      <text:p text:style-name="P1">&lt;Wox2 [CZ]&gt; Ok?</text:p>
      <text:p text:style-name="P1">&lt;Gatsu&gt; Thinking</text:p>
      <text:p text:style-name="P2">Gatsu puts Black Lotus to Graveyard from Play</text:p>
      <text:p text:style-name="P2">Gatsu plays Mana Drain from Hand</text:p>
      <text:p text:style-name="P2">Wox2 [CZ] puts Sphere of Resistance to Graveyard from Play</text:p>
      <text:p text:style-name="P2">Mana Drain now has 1 (+1) counters.</text:p>
      <text:p text:style-name="P2">Wox2 [CZ]'s life total is now 19 (-1)</text:p>
      <text:p text:style-name="P2">Mana Drain now has 2 (+1) counters.</text:p>
      <text:p text:style-name="P2">It is now the End Phase, End Of Turn Step</text:p>
      <text:p text:style-name="P1">&lt;Wox2 [CZ]&gt; End my turn</text:p>
      <text:p text:style-name="P2">Gatsu plays Brainstorm from Hand</text:p>
      <text:p text:style-name="P1">&lt;Wox2 [CZ]&gt; Ok</text:p>
      <text:p text:style-name="P1">&lt;Gatsu&gt; Ok?</text:p>
      <text:p text:style-name="P2">Gatsu draws a card</text:p>
      <text:p text:style-name="P2">Gatsu draws a card</text:p>
      <text:p text:style-name="P2">Gatsu draws a card</text:p>
      <text:p text:style-name="P2">Gatsu puts a card on top of Library from Hand</text:p>
      <text:p text:style-name="P2">Gatsu puts a card on top of Library from Hand</text:p>
      <text:p text:style-name="P2">Gatsu taps Flooded Strand</text:p>
      <text:p text:style-name="P2">Gatsu puts Flooded Strand to Graveyard from Play</text:p>
      <text:p text:style-name="P2">Gatsu is looking its Grimorio...</text:p>
      <text:p text:style-name="P2">Gatsu puts Underground Sea into play from Library</text:p>
      <text:p text:style-name="P2">Gatsu's life total is now 19 (-1)</text:p>
      <text:p text:style-name="P2">Gatsu shuffles library</text:p>
      <text:p text:style-name="P2">Gatsu stops looking its Grimorio...</text:p>
      <text:p text:style-name="P2">It is now turn 4 (Gatsu)</text:p>
      <text:p text:style-name="P2">It is now the Beginning Phase, Untap Step</text:p>
      <text:p text:style-name="P2">Gatsu puts Brainstorm to Graveyard from Play</text:p>
      <text:p text:style-name="P2">Gatsu untaps his/her permanents</text:p>
      <text:p text:style-name="P2">It is now the Beginning Phase, Upkee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plays Polluted Delta from Hand</text:p>
      <text:p text:style-name="P2">Mana Drain now has 1 (-1) counters.</text:p>
      <text:p text:style-name="P2">Gatsu taps Underground Sea</text:p>
      <text:p text:style-name="P2">Gatsu plays Demonic Tutor from Hand</text:p>
      <text:p text:style-name="P1">&lt;Wox2 [CZ]&gt; Ok</text:p>
      <text:p text:style-name="P2">Gatsu is looking its Grimorio...</text:p>
      <text:p text:style-name="P2">Gatsu puts card to Hand from Library</text:p>
      <text:p text:style-name="P2">Gatsu shuffles library</text:p>
      <text:p text:style-name="P2">Gatsu stops looking its Grimorio...</text:p>
      <text:p text:style-name="P2">Gatsu puts Demonic Tutor to Graveyard from Play</text:p>
      <text:p text:style-name="P2">Gatsu taps Polluted Delta</text:p>
      <text:p text:style-name="P2">Gatsu puts Polluted Delta to Graveyard from Play</text:p>
      <text:p text:style-name="P2">Gatsu is looking its Grimorio...</text:p>
      <text:p text:style-name="P2">Gatsu's life total is now 18 (-1)</text:p>
      <text:p text:style-name="P2">Gatsu puts Volcanic Island into play from Library</text:p>
      <text:p text:style-name="P2">Gatsu shuffles library</text:p>
      <text:p text:style-name="P2">Gatsu stops looking its Grimorio...</text:p>
      <text:p text:style-name="P2">Gatsu taps Volcanic Island</text:p>
      <text:p text:style-name="P2">Gatsu plays Ancestral Recall from Hand</text:p>
      <text:p text:style-name="P1">&lt;Wox2 [CZ]&gt; Ok</text:p>
      <text:p text:style-name="P1">&lt;Gatsu&gt; Ok?</text:p>
      <text:p text:style-name="P2">Gatsu draws a card</text:p>
      <text:p text:style-name="P2">Gatsu draws a card</text:p>
      <text:p text:style-name="P2">Gatsu draws a card</text:p>
      <text:p text:style-name="P2">Gatsu puts Ancestral Recall to Graveyard from Play</text:p>
      <text:p text:style-name="P2">Gatsu's life total is now 17 (-1)</text:p>
      <text:p text:style-name="P2">Gatsu puts Mana Drain to Graveyard from Play</text:p>
      <text:p text:style-name="P1">&lt;Gatsu&gt; End my turn</text:p>
      <text:p text:style-name="P2">It is now turn 5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Mishra's Workshop</text:p>
      <text:p text:style-name="P2">Wox2 [CZ] plays Trinisphere from Hand</text:p>
      <text:p text:style-name="P1">&lt;Wox2 [CZ]&gt; Ok?</text:p>
      <text:p text:style-name="P1">&lt;Gatsu&gt; Ok</text:p>
      <text:p text:style-name="P2">Wox2 [CZ] plays Wasteland from Hand</text:p>
      <text:p text:style-name="P2">Wox2 [CZ] taps Wasteland</text:p>
      <text:p text:style-name="P2">Wox2 [CZ] puts Wasteland to Graveyard from Play</text:p>
      <text:p text:style-name="P1">&lt;Wox2 [CZ]&gt; Thinking</text:p>
      <text:p text:style-name="P1">&lt;Wox2 [CZ]&gt; volcanic</text:p>
      <text:p text:style-name="P2">Gatsu puts Volcanic Island to Graveyard from Play</text:p>
      <text:p text:style-name="P2">It is now the End Phase, End Of Turn Step</text:p>
      <text:p text:style-name="P1">&lt;Wox2 [CZ]&gt; End my turn</text:p>
      <text:p text:style-name="P2">It is now turn 6 (Gatsu)</text:p>
      <text:p text:style-name="P2">It is now the Beginning Phase, Untap Step</text:p>
      <text:p text:style-name="P2">Gatsu untaps his/her permanents</text:p>
      <text:p text:style-name="P2">It is now the Beginning Phase, Upkee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plays Underground Sea from Hand</text:p>
      <text:p text:style-name="P1">&lt;Gatsu&gt; End my turn</text:p>
      <text:p text:style-name="P2">It is now turn 7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Mishra's Workshop</text:p>
      <text:p text:style-name="P2">Wox2 [CZ] plays Crucible of Worlds from Hand</text:p>
      <text:p text:style-name="P2">Wox2 [CZ] puts Wasteland into play from Graveyard</text:p>
      <text:p text:style-name="P2">Wox2 [CZ] taps Wasteland</text:p>
      <text:p text:style-name="P1">&lt;Gatsu&gt; goo...</text:p>
      <text:p text:style-name="P1">&lt;Gatsu&gt; good</text:p>
      <text:p text:style-name="P1">&lt;Wox2 [CZ]&gt; ;-)</text:p>
      <text:p text:style-name="P2">Gatsu puts Underground Sea to Graveyard from Play</text:p>
      <text:p text:style-name="P1">&lt;Wox2 [CZ]&gt; topdeck trini</text:p>
      <text:p text:style-name="P2">Wox2 [CZ] puts Wasteland to Graveyard from Play</text:p>
      <text:p text:style-name="P2">It is now the End Phase, End Of Turn Step</text:p>
      <text:p text:style-name="P1">&lt;Wox2 [CZ]&gt; End my turn</text:p>
      <text:p text:style-name="P1">&lt;Gatsu&gt; :p</text:p>
      <text:p text:style-name="P2">It is now turn 8 (Gatsu)</text:p>
      <text:p text:style-name="P2">It is now the Beginning Phase, Untap Step</text:p>
      <text:p text:style-name="P2">It is now the Beginning Phase, Draw Step</text:p>
      <text:p text:style-name="P2">Gatsu draws a card</text:p>
      <text:p text:style-name="P2">It is now the Precombat Main Phase</text:p>
      <text:p text:style-name="P1">&lt;Gatsu&gt; End my turn</text:p>
      <text:p text:style-name="P2">It is now turn 9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uts Wasteland into play from Graveyard</text:p>
      <text:p text:style-name="P2">Wox2 [CZ] taps Wasteland</text:p>
      <text:p text:style-name="P2">Wox2 [CZ] puts Wasteland to Graveyard from Play</text:p>
      <text:p text:style-name="P2">Gatsu puts Underground Sea to Graveyard from Play</text:p>
      <text:p text:style-name="P2">Wox2 [CZ] taps Mishra's Workshop</text:p>
      <text:p text:style-name="P2">Wox2 [CZ] plays Ensnaring Bridge from Hand</text:p>
      <text:p text:style-name="P2">It is now the End Phase, End Of Turn Step</text:p>
      <text:p text:style-name="P1">&lt;Wox2 [CZ]&gt; End my turn</text:p>
      <text:p text:style-name="P2">It is now turn 10 (Gatsu)</text:p>
      <text:p text:style-name="P2">It is now the Beginning Phase, Unta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plays Lotus Petal from Hand</text:p>
      <text:p text:style-name="P2">Gatsu puts Lotus Petal to Graveyard from Play</text:p>
      <text:p text:style-name="P1">&lt;Gatsu&gt; End my turn</text:p>
      <text:p text:style-name="P2">It is now turn 11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Bazaar of Baghdad from Hand</text:p>
      <text:p text:style-name="P2">Wox2 [CZ] taps Bazaar of Baghdad</text:p>
      <text:p text:style-name="P2">Wox2 [CZ] draws a card</text:p>
      <text:p text:style-name="P2">Wox2 [CZ] draws a card</text:p>
      <text:p text:style-name="P2">Wox2 [CZ] plays Mountain from Hand</text:p>
      <text:p text:style-name="P2">Wox2 [CZ] plays Tolarian Academy from Hand</text:p>
      <text:p text:style-name="P2">Wox2 [CZ] plays Mountain from Hand</text:p>
      <text:p text:style-name="P2">Wox2 [CZ] puts Mountain to Graveyard from Play</text:p>
      <text:p text:style-name="P2">Wox2 [CZ] puts Mountain to Graveyard from Play</text:p>
      <text:p text:style-name="P2">Wox2 [CZ] puts Tolarian Academy to Graveyard from Play</text:p>
      <text:p text:style-name="P1">&lt;Wox2 [CZ]&gt; Thinking</text:p>
      <text:p text:style-name="P2">Wox2 [CZ] taps Mishra's Workshop</text:p>
      <text:p text:style-name="P2">Wox2 [CZ] plays Ensnaring Bridge from Hand</text:p>
      <text:p text:style-name="P2">It is now the End Phase, End Of Turn Step</text:p>
      <text:p text:style-name="P1">&lt;Wox2 [CZ]&gt; End my turn</text:p>
      <text:p text:style-name="P2">It is now turn 12 (Gatsu)</text:p>
      <text:p text:style-name="P2">It is now the Beginning Phase, Untap Step</text:p>
      <text:p text:style-name="P2">It is now the Beginning Phase, Draw Step</text:p>
      <text:p text:style-name="P2">Gatsu draws a card</text:p>
      <text:p text:style-name="P2">It is now the Precombat Main Phase</text:p>
      <text:p text:style-name="P2">Gatsu puts Leyline of the Void to Graveyard from Hand</text:p>
      <text:p text:style-name="P1">&lt;Gatsu&gt; End my turn</text:p>
      <text:p text:style-name="P2">It is now turn 13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taps Bazaar of Baghdad</text:p>
      <text:p text:style-name="P2">Wox2 [CZ] draws a card</text:p>
      <text:p text:style-name="P2">Wox2 [CZ] draws a card</text:p>
      <text:p text:style-name="P2">Wox2 [CZ] plays Mox Ruby from Hand</text:p>
      <text:p text:style-name="P2">Wox2 [CZ] plays Strip Mine from Hand</text:p>
      <text:p text:style-name="P1">&lt;Wox2 [CZ]&gt; Thinking</text:p>
      <text:p text:style-name="P1">&lt;Gatsu&gt; gg</text:p>
      <text:p text:style-name="P1">&lt;Gatsu&gt; bye</text:p>
      <text:p text:style-name="P1">&lt;Wox2 [CZ]&gt; yeah</text:p>
      <text:p text:style-name="P1">&lt;Wox2 [CZ]&gt; bye</text:p>
      <text:p text:style-name="P1">&lt;System&gt; Player Lost</text:p>
      <text:p text:style-name="P1">&lt;System&gt; Session Lost</text:p>
      <text:p text:style-name="P1">&lt;System&gt; Disconnected</text:p>
      <text:p text:style-name="P2">Wox2 [CZ] is looking its Sideboard...</text:p>
      <text:p text:style-name="P3"><text:span text:style-name="T1">Wox2 [CZ] stops looking its Sideboar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5-04T16:30:12</meta:creation-date>
    <dc:date>2007-05-04T16:30:36</dc:dat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8" meta:paragraph-count="902" meta:word-count="5074" meta:character-count="26921"/>
  </office:meta>
</office:document-meta>
</file>